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z (k Ω)</text:p>
          </table:table-cell>
          <table:table-cell office:value-type="string" calcext:value-type="string">
            <text:p>Uab(V) původní obvod</text:p>
          </table:table-cell>
          <table:table-cell table:style-name="ce2" office:value-type="string" calcext:value-type="string">
            <text:p><text:s/>Uab (v) náhradní obvod</text:p>
          </table:table-cell>
          <table:table-cell table:style-name="ce2"/>
          <table:table-cell office:value-type="string" calcext:value-type="string">
            <text:p>Ri=13kΩ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table:style-name="ce2" table:formula="of:=[.B2]" office:value-type="float" office:value="0.084" calcext:value-type="float">
            <text:p>0.084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 table:style-name="ce2" table:formula="of:=[.B3]" office:value-type="float" office:value="0.135" calcext:value-type="float">
            <text:p>0.13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211" calcext:value-type="float">
            <text:p>0.211</text:p>
          </table:table-cell>
          <table:table-cell table:style-name="ce2" table:formula="of:=[.B4]" office:value-type="float" office:value="0.211" calcext:value-type="float">
            <text:p>0.211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97" calcext:value-type="float">
            <text:p>0.2597</text:p>
          </table:table-cell>
          <table:table-cell table:style-name="ce2" table:formula="of:=[.B5]" office:value-type="float" office:value="0.2597" calcext:value-type="float">
            <text:p>0.2597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2935" calcext:value-type="float">
            <text:p>0.2935</text:p>
          </table:table-cell>
          <table:table-cell table:style-name="ce2" table:formula="of:=[.B6]" office:value-type="float" office:value="0.2935" calcext:value-type="float">
            <text:p>0.293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0.3184" calcext:value-type="float">
            <text:p>0.3184</text:p>
          </table:table-cell>
          <table:table-cell table:style-name="ce2" table:formula="of:=[.B7]" office:value-type="float" office:value="0.3184" calcext:value-type="float">
            <text:p>0.3184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0.3277" calcext:value-type="float">
            <text:p>0.3277</text:p>
          </table:table-cell>
          <table:table-cell table:style-name="ce2" table:formula="of:=[.B8]" office:value-type="float" office:value="0.3277" calcext:value-type="float">
            <text:p>0.3277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0.3355" calcext:value-type="float">
            <text:p>0.3355</text:p>
          </table:table-cell>
          <table:table-cell table:style-name="ce2" table:formula="of:=[.B9]" office:value-type="float" office:value="0.3355" calcext:value-type="float">
            <text:p>0.335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office:value-type="float" office:value="0.3365" calcext:value-type="float">
            <text:p>0.3365</text:p>
          </table:table-cell>
          <table:table-cell table:style-name="ce2" table:formula="of:=[.B10]" office:value-type="float" office:value="0.3365" calcext:value-type="float">
            <text:p>0.3365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0/bez zátěže</text:p>
          </table:table-cell>
          <table:table-cell office:value-type="float" office:value="0.0013" calcext:value-type="float">
            <text:p>0.0013</text:p>
          </table:table-cell>
          <table:table-cell table:style-name="ce2" table:formula="of:=[.B11]" office:value-type="float" office:value="0.0013" calcext:value-type="float">
            <text:p>0.0013</text:p>
          </table:table-cell>
          <table:table-cell table:style-name="ce2"/>
          <table:table-cell/>
        </table:table-row>
        <table:table-row table:style-name="ro1"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office:value-type="string" calcext:value-type="string">
            <text:p>Kompletní obvod</text:p>
          </table:table-cell>
          <table:table-cell table:style-name="ce2" office:value-type="string" calcext:value-type="string">
            <text:p>Uab_1</text:p>
          </table:table-cell>
          <table:table-cell table:style-name="ce2" office:value-type="string" calcext:value-type="string">
            <text:p>Uab_2</text:p>
          </table:table-cell>
          <table:table-cell/>
        </table:table-row>
        <table:table-row table:style-name="ro1">
          <table:table-cell table:style-name="ce2" office:value-type="string" calcext:value-type="string">
            <text:p>Uab (V)</text:p>
          </table:table-cell>
          <table:table-cell office:value-type="string" calcext:value-type="string">
            <text:p>2.503V</text:p>
          </table:table-cell>
          <table:table-cell table:style-name="ce2" office:value-type="string" calcext:value-type="string">
            <text:p>1.6688V</text:p>
          </table:table-cell>
          <table:table-cell table:style-name="ce2" office:value-type="string" calcext:value-type="string">
            <text:p>0.8336V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lativní ch.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zorec</text:p>
          </table:table-cell>
          <table:table-cell table:style-name="ce3" office:value-type="string" calcext:value-type="string">
            <text:p>|ΔU(AB)|=|U(AB_nahradni) – U(AB_puvodni)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ypocet</text:p>
          </table:table-cell>
          <table:table-cell table:style-name="Default" table:formula="of:=ABS([.B2]-[.C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3]-[.C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4]-[.C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5]-[.C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6]-[.C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7]-[.C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8]-[.C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9]-[.C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10]-[.C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ABS([.B11]-[.C11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0:49:25.612752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9:28:18.383733686</meta:creation-date>
    <dc:date>2023-11-27T10:40:28.586308695</dc:date>
    <meta:editing-duration>PT1H12M12S</meta:editing-duration>
    <meta:editing-cycles>1</meta:editing-cycles>
    <meta:generator>LibreOffice/7.5.8.2$Linux_X86_64 LibreOffice_project/50$Build-2</meta:generator>
    <meta:document-statistic meta:table-count="1" meta:cell-count="55" meta:object-count="0"/>
  </office:meta>
</office:document-meta>
</file>